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Let’s plan.</text:p>
      <text:p text:style-name="Normal"/>
      <text:p text:style-name="Normal">•••</text:p>
      <text:p text:style-name="Normal">Sunday 22nd of June 2025, 14:14</text:p>
      <text:p text:style-name="Normal">Let’s make a schedule for the week ahead. In order to do that, we need to know what we have to do. We have two priorities. No, we have one priority, and one urgency. Our only priority is writing, but we have an exam on July 4th, in around a week and a half. We have to finish a project by then. Taking into account this afternoon, we have twelve days to get this done. However, the following will be valid only for the upcoming week. For the one after, we’ll update it as necessary.</text:p>
      <text:p text:style-name="Normal">We’ll need to increase the amount of time we work on the project, all the while keeping it lesser than writing time. Since it isn’t a priority, work on the personal project can continue taking one to two hours everyday at noon. However, we do keep it to at least one hour a day, and at most two.</text:p>
      <text:p text:style-name="Normal">Since we want to work on the project and write everyday, I propose we alternate the morning hours: on the afternoons we write, the morning we work on the project, and vice versa. Since this morning we wrote, today we’ll work on the project. I know this goes against my emotions and the idea I had earlier, of writing today to cultivate the passion, but... I guess right now, a sense of guilt and urgency is consuming me, and that’s skewing my judgment. What a pain this world is. But its up to be level-headed. I’ll do just that. I have to.</text:p>
      <text:p text:style-name="Normal">Alright, that’s the plan for this week. Be disciplined, stick to it.</text:p>
      <text:p text:style-name="Normal"/>
      <text:p text:style-name="Normal">•••</text:p>
      <text:p text:style-name="Normal">Sunday 29th of June 2025, 21:24</text:p>
      <text:p text:style-name="Normal">An unruly week. No, a standard one. One where growth and failure intertwine in a clumsy, endless dance. This coming week, we shall put the project on hold entirely to focus on university. Furthermore, we will be writing in the morning and studying in the afternoon every day.</text:p>
      <text:p text:style-name="Normal">Should we take it to the other side? IS there anything else to discuss here?</text:p>
      <text:p text:style-name="Normal">Yes. You see, initially I was imagining that the schedule made here would be a lot more detailed, a set of objectives for each of the coming days. What is the value of that?</text:p>
      <text:p text:style-name="Normal">Let’s see. Clearly, we will have objectives set in stone, which helps in keeping our eyes on the prize. Secondly, it makes us a more organised person, or at least, it ingrains organisation as a habit. While I can easily guess the main cons being loss of flexibility and the overhead of creating the schedule, I do want to try this, because I like the idea. I really do. It sounds like the type of thing someone we idealise would do.</text:p>
      <text:p text:style-name="Normal">Well then, at least for the sake of experiment, let’s try.</text:p>
      <text:p text:style-name="Normal">• Monday: we didn’t clean Nighthawk today, let’s do it Monday. More importantly, however, Monday is the first day of the week. I wish to set the tone right away, and have you wake up at 7am, regardless of the circumstances. And then, of course, there’s the fact that it’s a workout day. Yesterday, we rested, but tomorrow, I want to find out whether I really am ready to die on the treadmill. Let’s not neglect our studies either: we’re currently facing the toughest part of the project. I do not expect you to manage to do it in one afternoon, but I would appreciate some advancements.</text:p>
      <text:p text:style-name="Normal">• Tuesday: I know you. That’s why I have to put an accent on the fact that no matter what happens, you have to get up at 7am. Between the regret of not being able to write because we’re too sleepy and not writing at all because we overslept, I’ll take the former. I’ll take the regret of having failed over the regret of not having tried a hundred times out of a hundred. However, do go easy on yourself, and take a nap at noon if you need to. Let that nap encroach into the afternoon if it needs to, but after that, it’s go time.</text:p>
      <text:p text:style-name="Normal">Oh... This is the value of tailor-made schedules: we know what’s gonna happen, to some extent. We’ll be busy this day, and I don’t know when. Everything I said still holds, so, just do your best, on Tuesday, I’ll look upon you with kinder eyes.</text:p>
      <text:p text:style-name="Normal">• Wednesday: Ideally, on Wednesday we’re done with the toughest part of the project, and we can move onto other stuff. So, focus your energy on finishing this part up, when this day comes. Hm. This is another unexpected disadvantage of this format: we can face every day at our best because we face the days one by one, but by planning things out like this it makes it feel like we have to survive the entire week, rather than just now. Well, that’s a question of mentality. I’ll take this challenge, it’ll be up to me to interpret the reality of the workload I’m assigning to myself, and in our case, there’s only one correct interpretation.</text:p>
      <text:p text:style-name="Normal">By the way, this is a workout day. Fight, or don’t. That’s up to you. But, you’ll know what I think of you if you don’t fight.</text:p>
      <text:p text:style-name="Normal">• Thursday: we’re looking deep into the future, here. One thing that we haven’t mentioned at all is sleep. Namely, we have to sleep on time. Every day. We’ll cultivate discipline by trying as many times as necessary. The project will start gaining more weight here. If possible work on new features we want to implement. Else, start hurrying. Right, because we’re extra lucky, we’re also very likely to be moving out at this point in time. Huh... good luck? Just kidding. Preserve your energy as much as necessary. The urgency of the project will start outweighing our priorities, so save your energy for the time we get to work on it. And, don’t be shy on the coffee.</text:p>
      <text:p text:style-name="Normal">• Friday: more of the same. However, the exam is the following Monday. I’ll give you a special pass: you don’t have to work out, provided you spend all your time on the project. This gift can be activated only if you’re neck deep in trouble. Otherwise, discipline outweighs everything.</text:p>
      <text:p text:style-name="Normal">• Saturday: additional modifiers with the same activation conditions: the morning can also be used to work on the project. Pull an all-nighter if you have to, but that’s a measure that verges on desperation.</text:p>
      <text:p text:style-name="Normal">• Sunday: you may work on the project all you want, but we’ll have to get enough sleep. So, unless we’ve managed to get enough sleep to justify it, no staying up late.</text:p>
      <text:p text:style-name="Normal"/>
      <text:p text:style-name="Normal">段々雑になってきたこれ。 I see. We... I’d have liked a better plan for each day. An actual, thought-out plan. This isn’t it yet. We’ll have to correct ourselves next week.</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